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0000000100CA9B78B1.png" manifest:media-type=""/>
  <manifest:file-entry manifest:full-path="Pictures/10000000000000200000002000309F1C.png" manifest:media-type=""/>
  <manifest:file-entry manifest:full-path="Pictures/1000020100000080000000807DE6DD3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666666" draw:marker-start="" draw:marker-start-width="0.35cm" draw:marker-end="" draw:marker-end-width="0.35cm" svg:stroke-opacity="100%" draw:fill="none" draw:textarea-vertical-align="middle" fo:padding-top="0.175cm" fo:padding-bottom="0.175cm" fo:padding-left="0.3cm" fo:padding-right="0.3cm" draw:shadow="visible" draw:shadow-offset-x="0.1cm" draw:shadow-offset-y="0.1cm" draw:shadow-color="#cccccc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4.68cm" svg:height="3.326cm" draw:transform="rotate (0.740019602845596) translate (4.1cm 4.3cm)" svg:viewBox="0 0 4681 3327" svg:d="m0 0c1923 3381 3079 780 4681 3327">
          <text:p/>
        </draw:path>
        <draw:frame draw:style-name="gr2" draw:text-style-name="P1" draw:layer="layout" svg:width="4cm" svg:height="4cm" svg:x="1cm" svg:y="1cm">
          <draw:image xlink:href="Pictures/100002010000010000000100CA9B78B1.png" xlink:type="simple" xlink:show="embed" xlink:actuate="onLoad">
            <text:p/>
          </draw:image>
        </draw:frame>
        <draw:frame draw:style-name="gr2" draw:text-style-name="P1" draw:layer="layout" svg:width="3.386cm" svg:height="3.386cm" svg:x="9.3cm" svg:y="1.614cm">
          <draw:image xlink:href="Pictures/1000020100000080000000807DE6DD3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0T12:05:12.55</meta:creation-date>
    <dc:date>2013-04-10T16:55:38</dc:date>
    <meta:editing-duration>PT18M34S</meta:editing-duration>
    <meta:editing-cycles>6</meta:editing-cycles>
    <meta:generator>LibreOffice/3.6$Linux_X86_64 LibreOffice_project/2ef5aff-a6fb0ff-166bdff-cf087ad-0f1389</meta:generator>
    <meta:document-statistic meta:object-count="3"/>
  </office:meta>
</office:document-meta>
</file>